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100% = 2Ah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2Ah = 46,5cm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U[V]</text:p>
          </table:table-cell>
          <table:table-cell office:value-type="string" calcext:value-type="string">
            <text:p>l[cm]</text:p>
          </table:table-cell>
          <table:table-cell office:value-type="string" calcext:value-type="string">
            <text:p>l normalized</text:p>
          </table:table-cell>
          <table:table-cell office:value-type="string" calcext:value-type="string">
            <text:p>% used</text:p>
          </table:table-cell>
          <table:table-cell office:value-type="string" calcext:value-type="string">
            <text:p>% available</text:p>
          </table:table-cell>
          <table:table-cell office:value-type="string" calcext:value-type="string">
            <text:p>W[Ah] used</text:p>
          </table:table-cell>
          <table:table-cell office:value-type="string" calcext:value-type="string">
            <text:p>W[Ah] available</text:p>
          </table:table-cell>
        </table:table-row>
        <table:table-row table:style-name="ro1">
          <table:table-cell table:number-columns-repeated="6"/>
          <table:table-cell office:value-type="float" office:value="4.2" calcext:value-type="float">
            <text:p>4,200</text:p>
          </table:table-cell>
          <table:table-cell office:value-type="float" office:value="0" calcext:value-type="float">
            <text:p>0</text:p>
          </table:table-cell>
          <table:table-cell table:style-name="ce1" table:formula="of:=[.H11]/46.5" office:value-type="float" office:value="0" calcext:value-type="float">
            <text:p>0,000</text:p>
          </table:table-cell>
          <table:table-cell table:style-name="ce1" table:formula="of:=[.I11]*100" office:value-type="float" office:value="0" calcext:value-type="float">
            <text:p>0,000</text:p>
          </table:table-cell>
          <table:table-cell table:style-name="ce1" table:formula="of:=100-[.J11]" office:value-type="float" office:value="100" calcext:value-type="float">
            <text:p>100,000</text:p>
          </table:table-cell>
          <table:table-cell table:style-name="ce1" table:formula="of:=[.I11]*2" office:value-type="float" office:value="0" calcext:value-type="float">
            <text:p>0,000</text:p>
          </table:table-cell>
          <table:table-cell table:style-name="ce1" table:formula="of:=2-[.L11]" office:value-type="float" office:value="2" calcext:value-type="float">
            <text:p>2,000</text:p>
          </table:table-cell>
        </table:table-row>
        <table:table-row table:style-name="ro1">
          <table:table-cell table:number-columns-repeated="6"/>
          <table:table-cell table:formula="of:=[.G11]-0.1" office:value-type="float" office:value="4.1" calcext:value-type="float">
            <text:p>4,100</text:p>
          </table:table-cell>
          <table:table-cell office:value-type="float" office:value="1" calcext:value-type="float">
            <text:p>1</text:p>
          </table:table-cell>
          <table:table-cell table:style-name="ce1" table:formula="of:=[.H12]/46.5" office:value-type="float" office:value="0.021505376344086" calcext:value-type="float">
            <text:p>0,022</text:p>
          </table:table-cell>
          <table:table-cell table:style-name="ce1" table:formula="of:=[.I12]*100" office:value-type="float" office:value="2.1505376344086" calcext:value-type="float">
            <text:p>2,151</text:p>
          </table:table-cell>
          <table:table-cell table:style-name="ce1" table:formula="of:=100-[.J12]" office:value-type="float" office:value="97.8494623655914" calcext:value-type="float">
            <text:p>97,849</text:p>
          </table:table-cell>
          <table:table-cell table:style-name="ce1" table:formula="of:=[.I12]*2" office:value-type="float" office:value="0.043010752688172" calcext:value-type="float">
            <text:p>0,043</text:p>
          </table:table-cell>
          <table:table-cell table:style-name="ce1" table:formula="of:=2-[.L12]" office:value-type="float" office:value="1.95698924731183" calcext:value-type="float">
            <text:p>1,957</text:p>
          </table:table-cell>
        </table:table-row>
        <table:table-row table:style-name="ro1">
          <table:table-cell table:number-columns-repeated="6"/>
          <table:table-cell table:formula="of:=[.G12]-0.1" office:value-type="float" office:value="4" calcext:value-type="float">
            <text:p>4,000</text:p>
          </table:table-cell>
          <table:table-cell office:value-type="float" office:value="5" calcext:value-type="float">
            <text:p>5</text:p>
          </table:table-cell>
          <table:table-cell table:style-name="ce1" table:formula="of:=[.H13]/46.5" office:value-type="float" office:value="0.10752688172043" calcext:value-type="float">
            <text:p>0,108</text:p>
          </table:table-cell>
          <table:table-cell table:style-name="ce1" table:formula="of:=[.I13]*100" office:value-type="float" office:value="10.752688172043" calcext:value-type="float">
            <text:p>10,753</text:p>
          </table:table-cell>
          <table:table-cell table:style-name="ce1" table:formula="of:=100-[.J13]" office:value-type="float" office:value="89.247311827957" calcext:value-type="float">
            <text:p>89,247</text:p>
          </table:table-cell>
          <table:table-cell table:style-name="ce1" table:formula="of:=[.I13]*2" office:value-type="float" office:value="0.21505376344086" calcext:value-type="float">
            <text:p>0,215</text:p>
          </table:table-cell>
          <table:table-cell table:style-name="ce1" table:formula="of:=2-[.L13]" office:value-type="float" office:value="1.78494623655914" calcext:value-type="float">
            <text:p>1,785</text:p>
          </table:table-cell>
        </table:table-row>
        <table:table-row table:style-name="ro1">
          <table:table-cell table:number-columns-repeated="6"/>
          <table:table-cell table:formula="of:=[.G13]-0.1" office:value-type="float" office:value="3.9" calcext:value-type="float">
            <text:p>3,900</text:p>
          </table:table-cell>
          <table:table-cell office:value-type="float" office:value="9.5" calcext:value-type="float">
            <text:p>9,5</text:p>
          </table:table-cell>
          <table:table-cell table:style-name="ce1" table:formula="of:=[.H14]/46.5" office:value-type="float" office:value="0.204301075268817" calcext:value-type="float">
            <text:p>0,204</text:p>
          </table:table-cell>
          <table:table-cell table:style-name="ce1" table:formula="of:=[.I14]*100" office:value-type="float" office:value="20.4301075268817" calcext:value-type="float">
            <text:p>20,430</text:p>
          </table:table-cell>
          <table:table-cell table:style-name="ce1" table:formula="of:=100-[.J14]" office:value-type="float" office:value="79.5698924731183" calcext:value-type="float">
            <text:p>79,570</text:p>
          </table:table-cell>
          <table:table-cell table:style-name="ce1" table:formula="of:=[.I14]*2" office:value-type="float" office:value="0.408602150537634" calcext:value-type="float">
            <text:p>0,409</text:p>
          </table:table-cell>
          <table:table-cell table:style-name="ce1" table:formula="of:=2-[.L14]" office:value-type="float" office:value="1.59139784946237" calcext:value-type="float">
            <text:p>1,591</text:p>
          </table:table-cell>
        </table:table-row>
        <table:table-row table:style-name="ro1">
          <table:table-cell table:number-columns-repeated="6"/>
          <table:table-cell table:formula="of:=[.G14]-0.1" office:value-type="float" office:value="3.8" calcext:value-type="float">
            <text:p>3,800</text:p>
          </table:table-cell>
          <table:table-cell office:value-type="float" office:value="13.5" calcext:value-type="float">
            <text:p>13,5</text:p>
          </table:table-cell>
          <table:table-cell table:style-name="ce1" table:formula="of:=[.H15]/46.5" office:value-type="float" office:value="0.290322580645161" calcext:value-type="float">
            <text:p>0,290</text:p>
          </table:table-cell>
          <table:table-cell table:style-name="ce1" table:formula="of:=[.I15]*100" office:value-type="float" office:value="29.0322580645161" calcext:value-type="float">
            <text:p>29,032</text:p>
          </table:table-cell>
          <table:table-cell table:style-name="ce1" table:formula="of:=100-[.J15]" office:value-type="float" office:value="70.9677419354839" calcext:value-type="float">
            <text:p>70,968</text:p>
          </table:table-cell>
          <table:table-cell table:style-name="ce1" table:formula="of:=[.I15]*2" office:value-type="float" office:value="0.580645161290323" calcext:value-type="float">
            <text:p>0,581</text:p>
          </table:table-cell>
          <table:table-cell table:style-name="ce1" table:formula="of:=2-[.L15]" office:value-type="float" office:value="1.41935483870968" calcext:value-type="float">
            <text:p>1,419</text:p>
          </table:table-cell>
        </table:table-row>
        <table:table-row table:style-name="ro1">
          <table:table-cell table:number-columns-repeated="6"/>
          <table:table-cell table:formula="of:=[.G15]-0.1" office:value-type="float" office:value="3.7" calcext:value-type="float">
            <text:p>3,700</text:p>
          </table:table-cell>
          <table:table-cell office:value-type="float" office:value="18.5" calcext:value-type="float">
            <text:p>18,5</text:p>
          </table:table-cell>
          <table:table-cell table:style-name="ce1" table:formula="of:=[.H16]/46.5" office:value-type="float" office:value="0.397849462365591" calcext:value-type="float">
            <text:p>0,398</text:p>
          </table:table-cell>
          <table:table-cell table:style-name="ce1" table:formula="of:=[.I16]*100" office:value-type="float" office:value="39.7849462365591" calcext:value-type="float">
            <text:p>39,785</text:p>
          </table:table-cell>
          <table:table-cell table:style-name="ce1" table:formula="of:=100-[.J16]" office:value-type="float" office:value="60.2150537634409" calcext:value-type="float">
            <text:p>60,215</text:p>
          </table:table-cell>
          <table:table-cell table:style-name="ce1" table:formula="of:=[.I16]*2" office:value-type="float" office:value="0.795698924731183" calcext:value-type="float">
            <text:p>0,796</text:p>
          </table:table-cell>
          <table:table-cell table:style-name="ce1" table:formula="of:=2-[.L16]" office:value-type="float" office:value="1.20430107526882" calcext:value-type="float">
            <text:p>1,204</text:p>
          </table:table-cell>
        </table:table-row>
        <table:table-row table:style-name="ro1">
          <table:table-cell table:number-columns-repeated="6"/>
          <table:table-cell table:formula="of:=[.G16]-0.1" office:value-type="float" office:value="3.6" calcext:value-type="float">
            <text:p>3,600</text:p>
          </table:table-cell>
          <table:table-cell office:value-type="float" office:value="26" calcext:value-type="float">
            <text:p>26</text:p>
          </table:table-cell>
          <table:table-cell table:style-name="ce1" table:formula="of:=[.H17]/46.5" office:value-type="float" office:value="0.559139784946237" calcext:value-type="float">
            <text:p>0,559</text:p>
          </table:table-cell>
          <table:table-cell table:style-name="ce1" table:formula="of:=[.I17]*100" office:value-type="float" office:value="55.9139784946237" calcext:value-type="float">
            <text:p>55,914</text:p>
          </table:table-cell>
          <table:table-cell table:style-name="ce1" table:formula="of:=100-[.J17]" office:value-type="float" office:value="44.0860215053764" calcext:value-type="float">
            <text:p>44,086</text:p>
          </table:table-cell>
          <table:table-cell table:style-name="ce1" table:formula="of:=[.I17]*2" office:value-type="float" office:value="1.11827956989247" calcext:value-type="float">
            <text:p>1,118</text:p>
          </table:table-cell>
          <table:table-cell table:style-name="ce1" table:formula="of:=2-[.L17]" office:value-type="float" office:value="0.881720430107527" calcext:value-type="float">
            <text:p>0,882</text:p>
          </table:table-cell>
        </table:table-row>
        <table:table-row table:style-name="ro1">
          <table:table-cell table:number-columns-repeated="6"/>
          <table:table-cell table:formula="of:=[.G17]-0.1" office:value-type="float" office:value="3.5" calcext:value-type="float">
            <text:p>3,500</text:p>
          </table:table-cell>
          <table:table-cell office:value-type="float" office:value="37.5" calcext:value-type="float">
            <text:p>37,5</text:p>
          </table:table-cell>
          <table:table-cell table:style-name="ce1" table:formula="of:=[.H18]/46.5" office:value-type="float" office:value="0.806451612903226" calcext:value-type="float">
            <text:p>0,806</text:p>
          </table:table-cell>
          <table:table-cell table:style-name="ce1" table:formula="of:=[.I18]*100" office:value-type="float" office:value="80.6451612903226" calcext:value-type="float">
            <text:p>80,645</text:p>
          </table:table-cell>
          <table:table-cell table:style-name="ce1" table:formula="of:=100-[.J18]" office:value-type="float" office:value="19.3548387096774" calcext:value-type="float">
            <text:p>19,355</text:p>
          </table:table-cell>
          <table:table-cell table:style-name="ce1" table:formula="of:=[.I18]*2" office:value-type="float" office:value="1.61290322580645" calcext:value-type="float">
            <text:p>1,613</text:p>
          </table:table-cell>
          <table:table-cell table:style-name="ce1" table:formula="of:=2-[.L18]" office:value-type="float" office:value="0.387096774193549" calcext:value-type="float">
            <text:p>0,387</text:p>
          </table:table-cell>
        </table:table-row>
        <table:table-row table:style-name="ro1">
          <table:table-cell table:number-columns-repeated="6"/>
          <table:table-cell table:formula="of:=[.G18]-0.1" office:value-type="float" office:value="3.4" calcext:value-type="float">
            <text:p>3,400</text:p>
          </table:table-cell>
          <table:table-cell office:value-type="float" office:value="43.5" calcext:value-type="float">
            <text:p>43,5</text:p>
          </table:table-cell>
          <table:table-cell table:style-name="ce1" table:formula="of:=[.H19]/46.5" office:value-type="float" office:value="0.935483870967742" calcext:value-type="float">
            <text:p>0,935</text:p>
          </table:table-cell>
          <table:table-cell table:style-name="ce1" table:formula="of:=[.I19]*100" office:value-type="float" office:value="93.5483870967742" calcext:value-type="float">
            <text:p>93,548</text:p>
          </table:table-cell>
          <table:table-cell table:style-name="ce1" table:formula="of:=100-[.J19]" office:value-type="float" office:value="6.45161290322581" calcext:value-type="float">
            <text:p>6,452</text:p>
          </table:table-cell>
          <table:table-cell table:style-name="ce1" table:formula="of:=[.I19]*2" office:value-type="float" office:value="1.87096774193548" calcext:value-type="float">
            <text:p>1,871</text:p>
          </table:table-cell>
          <table:table-cell table:style-name="ce1" table:formula="of:=2-[.L19]" office:value-type="float" office:value="0.129032258064516" calcext:value-type="float">
            <text:p>0,129</text:p>
          </table:table-cell>
        </table:table-row>
        <table:table-row table:style-name="ro1">
          <table:table-cell table:number-columns-repeated="6"/>
          <table:table-cell table:formula="of:=[.G19]-0.1" office:value-type="float" office:value="3.3" calcext:value-type="float">
            <text:p>3,300</text:p>
          </table:table-cell>
          <table:table-cell office:value-type="float" office:value="46.2" calcext:value-type="float">
            <text:p>46,2</text:p>
          </table:table-cell>
          <table:table-cell table:style-name="ce1" table:formula="of:=[.H20]/46.5" office:value-type="float" office:value="0.993548387096774" calcext:value-type="float">
            <text:p>0,994</text:p>
          </table:table-cell>
          <table:table-cell table:style-name="ce1" table:formula="of:=[.I20]*100" office:value-type="float" office:value="99.3548387096774" calcext:value-type="float">
            <text:p>99,355</text:p>
          </table:table-cell>
          <table:table-cell table:style-name="ce1" table:formula="of:=100-[.J20]" office:value-type="float" office:value="0.645161290322577" calcext:value-type="float">
            <text:p>0,645</text:p>
          </table:table-cell>
          <table:table-cell table:style-name="ce1" table:formula="of:=[.I20]*2" office:value-type="float" office:value="1.98709677419355" calcext:value-type="float">
            <text:p>1,987</text:p>
          </table:table-cell>
          <table:table-cell table:style-name="ce1" table:formula="of:=2-[.L20]" office:value-type="float" office:value="0.0129032258064514" calcext:value-type="float">
            <text:p>0,013</text:p>
          </table:table-cell>
        </table:table-row>
        <table:table-row table:style-name="ro1">
          <table:table-cell table:number-columns-repeated="6"/>
          <table:table-cell table:formula="of:=[.G20]-0.1" office:value-type="float" office:value="3.2" calcext:value-type="float">
            <text:p>3,200</text:p>
          </table:table-cell>
          <table:table-cell office:value-type="float" office:value="46.5" calcext:value-type="float">
            <text:p>46,5</text:p>
          </table:table-cell>
          <table:table-cell table:style-name="ce1" table:formula="of:=[.H21]/46.5" office:value-type="float" office:value="1" calcext:value-type="float">
            <text:p>1,000</text:p>
          </table:table-cell>
          <table:table-cell table:style-name="ce1" table:formula="of:=[.I21]*100" office:value-type="float" office:value="100" calcext:value-type="float">
            <text:p>100,000</text:p>
          </table:table-cell>
          <table:table-cell table:style-name="ce1" table:formula="of:=100-[.J21]" office:value-type="float" office:value="0" calcext:value-type="float">
            <text:p>0,000</text:p>
          </table:table-cell>
          <table:table-cell table:style-name="ce1" table:formula="of:=[.I21]*2" office:value-type="float" office:value="2" calcext:value-type="float">
            <text:p>2,000</text:p>
          </table:table-cell>
          <table:table-cell table:style-name="ce1" table:formula="of:=2-[.L21]" office:value-type="float" office:value="0" calcext:value-type="float">
            <text:p>0,000</text:p>
          </table:table-cell>
        </table:table-row>
        <table:table-row table:style-name="ro1" table:number-rows-repeated="104855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2T16:08:07.308000000</meta:creation-date>
    <dc:date>2023-06-22T16:20:52.532000000</dc:date>
    <meta:editing-duration>PT12M47S</meta:editing-duration>
    <meta:editing-cycles>1</meta:editing-cycles>
    <meta:generator>LibreOffice/7.4.2.3$Windows_X86_64 LibreOffice_project/382eef1f22670f7f4118c8c2dd222ec7ad009daf</meta:generator>
    <meta:document-statistic meta:table-count="1" meta:cell-count="86" meta:object-count="0"/>
  </office:meta>
</office:document-meta>
</file>